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dcc" officeooo:paragraph-rsid="001f9dcc"/>
    </style:style>
    <style:style style:name="P2" style:family="paragraph" style:parent-style-name="Standard">
      <style:paragraph-properties fo:text-align="center" style:justify-single-word="false"/>
      <style:text-properties officeooo:rsid="001f9dcc" officeooo:paragraph-rsid="001f9dcc"/>
    </style:style>
    <style:style style:name="P3" style:family="paragraph" style:parent-style-name="Standard">
      <style:paragraph-properties fo:text-align="start" style:justify-single-word="false"/>
      <style:text-properties officeooo:rsid="001f9dcc" officeooo:paragraph-rsid="001f9dcc"/>
    </style:style>
    <style:style style:name="P4" style:family="paragraph" style:parent-style-name="Text_20_body">
      <style:paragraph-properties fo:text-align="start" style:justify-single-word="false"/>
      <style:text-properties fo:font-variant="normal" fo:text-transform="none" fo:color="#2d3b45" style:font-name="LatoWeb" fo:font-size="12pt" fo:letter-spacing="normal" fo:font-style="normal" fo:font-weight="normal" officeooo:paragraph-rsid="001f9dcc"/>
    </style:style>
    <style:style style:name="P5" style:family="paragraph" style:parent-style-name="Text_20_body" style:master-page-name="">
      <loext:graphic-properties draw:fill="none"/>
      <style:paragraph-properties fo:margin-left="0.5in" fo:margin-right="0in" fo:margin-top="0in" fo:margin-bottom="0.0972in" loext:contextual-spacing="false" fo:line-height="115%" fo:text-align="start" style:justify-single-word="false" fo:text-indent="0in" style:auto-text-indent="false" style:page-number="auto" fo:background-color="transparent"/>
      <style:text-properties fo:font-variant="normal" fo:text-transform="none" fo:color="#2d3b45" style:font-name="LatoWeb" fo:font-size="12pt" fo:letter-spacing="normal" fo:font-style="normal" fo:font-weight="normal" officeooo:paragraph-rsid="001f9dcc"/>
    </style:style>
    <style:style style:name="P6" style:family="paragraph" style:parent-style-name="Text_20_body" style:master-page-name="">
      <loext:graphic-properties draw:fill="none"/>
      <style:paragraph-properties fo:margin-left="0.5in" fo:margin-right="0in" fo:margin-top="0in" fo:margin-bottom="0.0972in" loext:contextual-spacing="false" fo:line-height="115%" fo:text-align="start" style:justify-single-word="false" fo:text-indent="0in" style:auto-text-indent="false" style:page-number="auto" fo:background-color="transparent"/>
      <style:text-properties fo:font-variant="normal" fo:text-transform="none" fo:color="#2d3b45" style:font-name="LatoWeb" fo:font-size="12pt" fo:letter-spacing="normal" fo:font-style="normal" fo:font-weight="normal" officeooo:rsid="001f9dcc" officeooo:paragraph-rsid="001f9dcc"/>
    </style:style>
    <style:style style:name="P7" style:family="paragraph" style:parent-style-name="Text_20_body" style:master-page-name="">
      <loext:graphic-properties draw:fill="none"/>
      <style:paragraph-properties fo:margin-left="0.5in" fo:margin-right="0in" fo:margin-top="0in" fo:margin-bottom="0.0972in" loext:contextual-spacing="false" fo:line-height="115%" fo:text-align="start" style:justify-single-word="false" fo:text-indent="0in" style:auto-text-indent="false" style:page-number="auto" fo:background-color="transparent"/>
      <style:text-properties fo:font-variant="normal" fo:text-transform="none" fo:color="#2d3b45" style:font-name="LatoWeb" fo:font-size="12pt" fo:letter-spacing="normal" fo:font-style="normal" fo:font-weight="normal" officeooo:rsid="001f9dcc" officeooo:paragraph-rsid="001f9dcc"/>
    </style:style>
    <style:style style:name="P8" style:family="paragraph" style:parent-style-name="Text_20_body" style:master-page-name="">
      <loext:graphic-properties draw:fill="none"/>
      <style:paragraph-properties fo:margin-left="0.5in" fo:margin-right="0in" fo:margin-top="0in" fo:margin-bottom="0.0972in" loext:contextual-spacing="false" fo:line-height="115%" fo:text-align="start" style:justify-single-word="false" fo:text-indent="0in" style:auto-text-indent="false" style:page-number="auto" fo:background-color="transparent"/>
      <style:text-properties fo:font-variant="normal" fo:text-transform="none" fo:color="#2d3b45" style:font-name="LatoWeb" fo:font-size="12pt" fo:letter-spacing="normal" fo:font-style="normal" fo:font-weight="normal" officeooo:paragraph-rsid="001f9dcc"/>
    </style:style>
    <style:style style:name="P9" style:family="paragraph" style:parent-style-name="Text_20_body" style:list-style-name="L2">
      <loext:graphic-properties draw:fill="none"/>
      <style:paragraph-properties fo:margin-left="0.5in" fo:margin-right="0in" fo:margin-top="0in" fo:margin-bottom="0.0972in" loext:contextual-spacing="false" fo:line-height="115%" fo:text-align="start" style:justify-single-word="false" fo:text-indent="0in" style:auto-text-indent="false" fo:background-color="transparent"/>
      <style:text-properties fo:font-variant="normal" fo:text-transform="none" fo:color="#2d3b45" style:font-name="LatoWeb" fo:font-size="12pt" fo:letter-spacing="normal" fo:font-style="normal" fo:font-weight="normal" officeooo:rsid="00210051" officeooo:paragraph-rsid="00210051"/>
    </style:style>
    <style:style style:name="P10" style:family="paragraph" style:parent-style-name="Text_20_body" style:list-style-name="L2">
      <loext:graphic-properties draw:fill="none"/>
      <style:paragraph-properties fo:margin-left="0.5in" fo:margin-right="0in" fo:margin-top="0in" fo:margin-bottom="0.0972in" loext:contextual-spacing="false" fo:line-height="115%" fo:text-align="start" style:justify-single-word="false" fo:text-indent="0in" style:auto-text-indent="false" fo:background-color="transparent"/>
      <style:text-properties fo:font-variant="normal" fo:text-transform="none" fo:color="#2d3b45" style:font-name="LatoWeb" fo:font-size="12pt" fo:letter-spacing="normal" fo:font-style="normal" fo:font-weight="normal" officeooo:rsid="00210051" officeooo:paragraph-rsid="00210051" style:font-style-asian="normal" style:font-style-complex="normal"/>
    </style:style>
    <style:style style:name="P11" style:family="paragraph">
      <style:paragraph-properties fo:text-align="center"/>
    </style:style>
    <style:style style:name="T1" style:family="text">
      <style:text-properties officeooo:rsid="001f9dcc"/>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hn Waczak</text:p>
      <text:p text:style-name="P1">PH 403</text:p>
      <text:p text:style-name="P1">Winter 2019</text:p>
      <text:p text:style-name="P1"/>
      <text:p text:style-name="P2">Winter Draft 2 Process Memo</text:p>
      <text:p text:style-name="P2"><draw:line text:anchor-type="paragraph" draw:z-index="0" draw:name="Shape1" draw:style-name="gr1" draw:text-style-name="P11" svg:x1="0.011in" svg:y1="0.1402in" svg:x2="6.9in" svg:y2="0.1402in"><text:p/></draw:line></text:p>
      <text:p text:style-name="P2"/>
      <text:p text:style-name="P4"><text:span text:style-name="T1">What went well? What do you like about the latest updates to your thesis draft?</text:span></text:p>
      <text:p text:style-name="P6">I was able to make a lot of good updates to the introduction and theory sections. I have also been working on the collection of graphs I would like to use for my results. I really enjoyed making progress on the theory section as that is always a good tool to check my understanding of the project as well as verify that parts of the code I did not write are functioning the way I imagine in my head. </text:p>
      <text:p text:style-name="P4">In what ways has the overall writing process helped you understand your research?</text:p>
      <text:p text:style-name="P6">Similar to my previous statement, the writing process has clarified my understanding of the project in many ways. In particular, it has forced me to work through the details of our simulation for areas of code that I did not write. </text:p>
      <text:p text:style-name="P4">When reading Draft 2, what would you like me (the instructor) to look at in particular?</text:p>
      <text:p text:style-name="P5"><text:span text:style-name="T1">I have made some significant updates to the sections titled “Dynein” and “Theory”. I did not have time to write a detailed results section, however I did include a list of graphs I intend to talk about. Feedback on these items would be great! </text:span></text:p>
      <text:p text:style-name="P4">Give a point-by-point summary of the instructor feedback and peer feedback that you received in the time period between Draft 1 and Draft 2, and your response to this feedback. If you don't make suggested changes, explain why. I've included an example of a point-by-point summary at the end of this assignment</text:p>
      <text:p text:style-name="P5"><text:span text:style-name="T1">My two peer editors did not give any suggestions for edits so I will respond to your feedback thus far. </text:span></text:p>
      <text:list xml:id="list2476427184" text:style-name="L2">
        <text:list-item>
          <text:p text:style-name="P9">Minor grammatical errors. <text:span text:style-name="T2">Done</text:span></text:p>
        </text:list-item>
        <text:list-item>
          <text:p text:style-name="P10">Confusing description of inchworm motion. <text:span text:style-name="T2">Updated for clarity</text:span></text:p>
        </text:list-item>
        <text:list-item>
          <text:p text:style-name="P10">Hanging sentence. <text:span text:style-name="T2">Expanded section to flesh out ideas. </text:span></text:p>
        </text:list-item>
        <text:list-item>
          <text:p text:style-name="P10">General formatting issues. In particular the citations. <text:span text:style-name="T2">I found a way to <text:tab/>make a custom bibliography file but I’m not sure I nailed down the <text:tab/>correct format yet. If you can look it over, that would be great!</text:span></text:p>
        </text:list-item>
      </text:list>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08:43:07.795203210</meta:creation-date>
    <dc:date>2019-03-13T08:59:48.420533276</dc:date>
    <meta:editing-duration>PT6M30S</meta:editing-duration>
    <meta:editing-cycles>1</meta:editing-cycles>
    <meta:document-statistic meta:table-count="0" meta:image-count="0" meta:object-count="0" meta:page-count="2" meta:paragraph-count="16" meta:word-count="353" meta:character-count="1947" meta:non-whitespace-character-count="1607"/>
    <meta:generator>LibreOffice/6.1.4.2$Linux_X86_64 LibreOffice_project/10$Build-2</meta:generator>
  </office:meta>
</office:document-meta>
</file>